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8.742cm"/>
    </style:style>
    <style:style style:name="co10" style:family="table-column">
      <style:table-column-properties fo:break-before="auto" style:column-width="6.562cm"/>
    </style:style>
    <style:style style:name="co11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868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DejaVu Math TeX Gyr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6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color="#c9211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0107">
      <style:table-cell-properties fo:background-color="#eeeeee" fo:border="0.06pt solid #000000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18" style:family="table-cell" style:parent-style-name="Default" style:data-style-name="N10107">
      <style:table-cell-properties style:text-align-source="fix" style:repeat-content="false" style:vertical-align="middle"/>
      <style:paragraph-properties fo:text-align="end" fo:margin-left="0cm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eeeee" fo:border="0.06pt solid #000000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6pt" style:font-size-asian="16pt" style:font-size-complex="16pt"/>
    </style:style>
    <style:style style:name="ce29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DejaVu Math TeX Gyr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999999" fo:background-color="#ffffff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06pt solid #000000"/>
      <style:text-properties style:font-name="DejaVu Math TeX Gyre" fo:font-size="12pt" style:font-name-asian="FreeSans" style:font-size-asian="6.80000019073486pt" style:language-asian="hi" style:country-asian="IN" style:font-name-complex="Arial" style:font-size-complex="11pt" style:language-complex="none" style:country-complex="none"/>
    </style:style>
    <style:style style:name="ce32" style:family="table-cell" style:parent-style-name="Default">
      <style:table-cell-properties fo:border-bottom="0.74pt solid #999999" fo:background-color="#ffffff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size="12pt" style:font-name-asian="FreeSans" style:font-size-asian="6.80000019073486pt" style:language-asian="hi" style:country-asian="IN" style:font-name-complex="Arial" style:font-size-complex="11pt" style:language-complex="none" style:country-complex="none"/>
    </style:style>
    <style:style style:name="ce34" style:family="table-cell" style:parent-style-name="Default">
      <style:table-cell-properties fo:border-bottom="0.74pt solid #999999" fo:background-color="#ffffff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8">
      <style:table-cell-properties fo:background-color="#eeeeee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999999" fo:background-color="#ffffff" fo:border-left="none" fo:border-right="none" fo:border-top="none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1">
      <style:table-cell-properties fo:background-color="#eeeeee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ésumé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3o://with=%22lang=obj.env.user.lang%20or%20'en_US'%22" xlink:type="simple">with="lang=obj.env.user.lang or 'en_US'"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py3o://with=%22data%20=%20o.get_shareholders()%22" xlink:type="simple">with="data = o.get_shareholders()"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py3o://with=%22date%20=%20o.date%22" xlink:type="simple">with="date = o.date"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9" office:value-type="string" calcext:value-type="string" table:number-columns-spanned="3" table:number-rows-spanned="1">
            <text:p>Date : ${date}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Collège</text:p>
          </table:table-cell>
          <table:table-cell table:style-name="ce21" office:value-type="string" calcext:value-type="string">
            <text:p>Montant total à date</text:p>
          </table:table-cell>
          <table:table-cell table:style-name="ce21" office:value-type="string" calcext:value-type="string">
            <text:p>Nombre de parts à date</text:p>
          </table:table-cell>
          <table:table-cell table:style-name="ce21" office:value-type="string" calcext:value-type="string">
            <text:p>Nombre de sociétaires à date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py3o://for=%22college%20in%20data['colleges'].keys()%22" xlink:type="simple">for="college in data['colleges'].keys()"</text:a></text:p>
          </table:table-cell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${college}</text:p>
          </table:table-cell>
          <table:table-cell table:style-name="ce16" office:value-type="string" calcext:value-type="string">
            <text:p>${data['colleges'][college]['total']} </text:p>
          </table:table-cell>
          <table:table-cell table:style-name="ce23" office:value-type="string" calcext:value-type="string">
            <text:p>${data['colleges'][college]['share_number']}</text:p>
          </table:table-cell>
          <table:table-cell table:style-name="ce23" office:value-type="string" calcext:value-type="string">
            <text:p>${data['colleges'][college]['shareholder_number']}</text:p>
          </table:table-cell>
        </table:table-row>
        <table:table-row table:style-name="ro1">
          <table:table-cell/>
          <table:table-cell table:style-name="ce6" office:value-type="string" calcext:value-type="string">
            <text:p><text:a xlink:href="py3o:///for" xlink:type="simple">/for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14" office:value-type="string" calcext:value-type="string">
            <text:p>Totaux</text:p>
          </table:table-cell>
          <table:table-cell table:style-name="ce18" office:value-type="string" calcext:value-type="string">
            <text:p>${data['total']['balance']} </text:p>
          </table:table-cell>
          <table:table-cell table:style-name="ce22" office:value-type="string" calcext:value-type="string">
            <text:p>${data['total']['share_number']} </text:p>
          </table:table-cell>
          <table:table-cell table:style-name="ce22" office:value-type="string" calcext:value-type="string">
            <text:p>${data['total']['shareholder_number']} 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py3o://for=%22warning%20in%20data['warnings']%22" xlink:type="simple">for="warning in data['warnings']"</text:a></text:p>
          </table:table-cell>
          <table:table-cell table:number-columns-repeated="3"/>
        </table:table-row>
        <table:table-row table:style-name="ro5">
          <table:table-cell/>
          <table:table-cell table:style-name="ce15" office:value-type="string" calcext:value-type="string">
            <text:p>${warning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3o:///for" xlink:type="simple">/for</text:a></text:p>
          </table:table-cell>
          <table:table-cell table:number-columns-repeated="4"/>
        </table:table-row>
      </table:table>
      <table:table table:name="Registr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a xlink:href="py3o://for=%22obj%20in%20objects%22" xlink:type="simple">for="obj in objects"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1" office:value-type="string" calcext:value-type="string">
            <text:p><text:a xlink:href="py3o://with=%22lang=obj.env.user.lang%20or%20'en_US'%22" xlink:type="simple">with="lang=obj.env.user.lang or 'en_US'"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1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office:value-type="string" calcext:value-type="string">
            <text:p><text:a xlink:href="py3o://with=%22data%20=%20o.get_shareholders()%22" xlink:type="simple">with="data = o.get_shareholders()"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3o://with=%22date%20=%20o.date%22" xlink:type="simple">with="date = o.date"</text:a>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1"/>
        </table:table-row>
        <table:table-row table:style-name="ro2">
          <table:table-cell table:style-name="ce19" office:value-type="string" calcext:value-type="string" table:number-columns-spanned="3" table:number-rows-spanned="1">
            <text:p>Date : ${date}</text:p>
          </table:table-cell>
          <table:covered-table-cell table:number-columns-repeated="2"/>
          <table:table-cell office:value-type="string" calcext:value-type="string">
            <text:p>'</text:p>
          </table:table-cell>
          <table:table-cell table:number-columns-repeated="1019"/>
        </table:table-row>
        <table:table-row table:style-name="ro6">
          <table:table-cell/>
          <table:table-cell table:style-name="ce28" office:value-type="string" calcext:value-type="string" table:number-columns-spanned="8" table:number-rows-spanned="1">
            <text:p>Registre des sociétaires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7">
          <table:table-cell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om</text:p>
          </table:table-cell>
          <table:table-cell table:style-name="ce29" office:value-type="string" calcext:value-type="string">
            <text:p>Collège à date</text:p>
          </table:table-cell>
          <table:table-cell table:style-name="ce29" office:value-type="string" calcext:value-type="string">
            <text:p>Total parts à date</text:p>
          </table:table-cell>
          <table:table-cell table:style-name="ce29" office:value-type="string" calcext:value-type="string">
            <text:p>Total % à date</text:p>
          </table:table-cell>
          <table:table-cell table:style-name="ce29" office:value-type="string" calcext:value-type="string">
            <text:p>Adresse</text:p>
          </table:table-cell>
          <table:table-cell table:style-name="ce29" office:value-type="string" calcext:value-type="string">
            <text:p>Email</text:p>
          </table:table-cell>
          <table:table-cell table:style-name="ce29" office:value-type="string" calcext:value-type="string">
            <text:p>Téléphone</text:p>
          </table:table-cell>
          <table:table-cell table:number-columns-repeated="1014"/>
        </table:table-row>
        <table:table-row table:style-name="ro1">
          <table:table-cell/>
          <table:table-cell table:style-name="ce30" office:value-type="string" calcext:value-type="string">
            <text:p><text:a xlink:href="py3o://for=%22partner%20in%20data['partners'].keys()%22" xlink:type="simple">for="partner in data['partners'].keys()"</text:a></text:p>
          </table:table-cell>
          <table:table-cell table:style-name="ce34" table:number-columns-repeated="5"/>
          <table:table-cell table:style-name="ce38"/>
          <table:table-cell table:number-columns-repeated="1015"/>
        </table:table-row>
        <table:table-row table:style-name="ro2">
          <table:table-cell/>
          <table:table-cell table:style-name="ce31" office:value-type="string" calcext:value-type="string">
            <text:p>${partner.id}</text:p>
          </table:table-cell>
          <table:table-cell table:style-name="ce45" office:value-type="string" calcext:value-type="string">
            <text:p>${partner.name}</text:p>
          </table:table-cell>
          <table:table-cell table:style-name="ce37" office:value-type="string" calcext:value-type="string">
            <text:p>${data['partners'][partner]['college']['letter']}</text:p>
          </table:table-cell>
          <table:table-cell table:style-name="ce31" office:value-type="string" calcext:value-type="string">
            <text:p>${data['partners'][partner]['share_number']}</text:p>
          </table:table-cell>
          <table:table-cell table:style-name="ce48" office:value-type="string" calcext:value-type="string">
            <text:p>${data['partners'][partner]['total_ratio']}</text:p>
          </table:table-cell>
          <table:table-cell table:style-name="ce49" office:value-type="string" calcext:value-type="string">
            <text:p>${data['partners'][partner]['address']}</text:p>
          </table:table-cell>
          <table:table-cell table:style-name="ce45" office:value-type="string" calcext:value-type="string">
            <text:p>${partner.email}</text:p>
          </table:table-cell>
          <table:table-cell table:style-name="ce37" office:value-type="string" calcext:value-type="string">
            <text:p>${data['partners'][partner]['phone']}</text:p>
          </table:table-cell>
          <table:table-cell table:number-columns-repeated="1014"/>
        </table:table-row>
        <table:table-row table:style-name="ro2">
          <table:table-cell/>
          <table:table-cell table:style-name="ce32" office:value-type="string" calcext:value-type="string">
            <text:p><text:a xlink:href="py3o:///for" xlink:type="simple">/for</text:a></text:p>
          </table:table-cell>
          <table:table-cell table:style-name="ce36" table:number-columns-repeated="5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11"/>
          <table:table-cell table:number-columns-repeated="1021"/>
        </table:table-row>
        <table:table-row table:style-name="ro1" table:number-rows-repeated="16"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1" office:value-type="string" calcext:value-type="string">
            <text:p><text:a xlink:href="py3o:///for" xlink:type="simple">/for</text:a></text:p>
          </table:table-cell>
          <table:table-cell table:style-name="ce2" table:number-columns-repeated="1021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percentage-style style:name="N111">
      <number:number number:decimal-places="3" number:min-decimal-places="3" number:min-integer-digits="1"/>
      <number:text> %</number:text>
    </number:percentage-style>
    <number:currency-style style:name="N10107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14:41:22.322254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3:19:07.555216201</meta:creation-date>
    <dc:date>2022-12-09T15:59:30.285971878</dc:date>
    <meta:editing-duration>P3DT7H43M38S</meta:editing-duration>
    <meta:editing-cycles>53</meta:editing-cycles>
    <meta:generator>LibreOffice/7.0.4.2$Linux_X86_64 LibreOffice_project/00$Build-2</meta:generator>
    <meta:document-statistic meta:table-count="2" meta:cell-count="59" meta:object-count="0"/>
  </office:meta>
</office:document-meta>
</file>